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HttpMessageConverter.JsonbHttpMessageConverter( Jsonb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.Jsonb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.JsonbHttpMessageConverter( Jsonb json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bHttpMessageConverter.getJson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.writeInternal( Object object , @ Nullable Type 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bHttpMessageConverter.readInternal( Type resolvedTyp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.setJsonb( Jsonb json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